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orphans="0" fo:widows="0" fo:padding="0in" fo:border="none">
        <style:tab-stops>
          <style:tab-stop style:position="4.9374in"/>
        </style:tab-stops>
      </style:paragraph-properties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4.9374in"/>
        </style:tab-stops>
      </style:paragraph-properties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orphans="0" fo:widows="0" fo:padding="0in" fo:border="none">
        <style:tab-stops>
          <style:tab-stop style:position="4.9374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padding="0in" fo:border="none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orphans="0" fo:widows="0" fo:padding="0in" fo:border="none">
        <style:tab-stops>
          <style:tab-stop style:position="4.9374in"/>
        </style:tab-stops>
      </style:paragraph-properties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orphans="0" fo:widows="0">
        <style:tab-stops>
          <style:tab-stop style:position="4.9374in"/>
        </style:tab-stops>
      </style:paragraph-properties>
    </style:style>
    <style:style style:name="P10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4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>
        <style:tab-stops>
          <style:tab-stop style:position="4.9374in"/>
        </style:tab-stops>
      </style:paragraph-properties>
    </style:style>
    <style:style style:name="P15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>
        <style:tab-stops>
          <style:tab-stop style:position="4.9374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 style:list-style-name="WWNum5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 fo:padding="0in" fo:border="none">
        <style:tab-stops>
          <style:tab-stop style:position="4.9374in"/>
        </style:tab-stops>
      </style:paragraph-properties>
    </style:style>
    <style:style style:name="P18" style:family="paragraph" style:parent-style-name="Standard" style:list-style-name="WWNum4">
      <style:paragraph-properties fo:margin-left="0.5in" fo:margin-right="0in" fo:margin-top="0in" fo:margin-bottom="0in" loext:contextual-spacing="true" fo:line-height="100%" fo:orphans="0" fo:widows="0" fo:text-indent="-0.25in" style:auto-text-indent="false" fo:padding="0in" fo:border="none">
        <style:tab-stops>
          <style:tab-stop style:position="4.9374in"/>
        </style:tab-stops>
      </style:paragraph-properties>
    </style:style>
    <style:style style:name="P19" style:family="paragraph" style:parent-style-name="Standard" style:list-style-name="WWNum6">
      <style:paragraph-properties fo:margin-left="0.5in" fo:margin-right="0in" fo:margin-top="0in" fo:margin-bottom="0in" loext:contextual-spacing="true" fo:line-height="100%" fo:text-indent="-0.25in" style:auto-text-indent="false" fo:padding="0in" fo:border="none">
        <style:tab-stops>
          <style:tab-stop style:position="4.9374in"/>
        </style:tab-stops>
      </style:paragraph-properties>
    </style:style>
    <style:style style:name="P20" style:family="paragraph" style:parent-style-name="Standard" style:list-style-name="WWNum9">
      <style:paragraph-properties fo:margin-left="0.5in" fo:margin-right="0in" fo:margin-top="0in" fo:margin-bottom="0in" loext:contextual-spacing="true" fo:line-height="100%" fo:text-indent="-0.25in" style:auto-text-indent="false" fo:padding="0in" fo:border="none">
        <style:tab-stops>
          <style:tab-stop style:position="4.9374in"/>
        </style:tab-stops>
      </style:paragraph-properties>
    </style:style>
    <style:style style:name="P21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 fo:padding="0in" fo:border="none">
        <style:tab-stops>
          <style:tab-stop style:position="4.9374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 style:list-style-name="WWNum4">
      <style:paragraph-properties fo:margin-left="0.5in" fo:margin-right="0in" fo:margin-top="0in" fo:margin-bottom="0in" loext:contextual-spacing="true" fo:line-height="100%" fo:orphans="0" fo:widows="0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true" fo:line-height="100%" fo:orphans="0" fo:widows="0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Standard" style:list-style-name="WWNum2">
      <style:paragraph-properties fo:margin-left="0.5in" fo:margin-right="0in" fo:margin-top="0in" fo:margin-bottom="0in" loext:contextual-spacing="true" fo:line-height="100%" fo:orphans="0" fo:widows="0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5" style:family="paragraph" style:parent-style-name="Standard" style:list-style-name="WWNum8">
      <style:paragraph-properties fo:margin-left="0.5in" fo:margin-right="0in" fo:margin-top="0in" fo:margin-bottom="0in" loext:contextual-spacing="true" fo:line-height="100%" fo:orphans="0" fo:widows="0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6" style:family="paragraph" style:parent-style-name="Standard" style:list-style-name="WWNum5">
      <style:paragraph-properties fo:margin-left="0.5in" fo:margin-right="0in" fo:margin-top="0in" fo:margin-bottom="0in" loext:contextual-spacing="true" fo:line-height="100%" fo:orphans="0" fo:widows="0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 style:list-style-name="WWNum6">
      <style:paragraph-properties fo:margin-left="0.5in" fo:margin-right="0in" fo:margin-top="0in" fo:margin-bottom="0in" loext:contextual-spacing="true" fo:line-height="100%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Standard" style:list-style-name="WWNum9">
      <style:paragraph-properties fo:margin-left="0.5in" fo:margin-right="0in" fo:margin-top="0in" fo:margin-bottom="0in" loext:contextual-spacing="true" fo:line-height="100%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9" style:family="paragraph" style:parent-style-name="Standard" style:list-style-name="WWNum7">
      <style:paragraph-properties fo:margin-left="0.5in" fo:margin-right="0in" fo:margin-top="0in" fo:margin-bottom="0in" loext:contextual-spacing="true" fo:line-height="100%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0" style:family="paragraph" style:parent-style-name="Standard" style:list-style-name="WWNum8">
      <style:paragraph-properties fo:margin-left="1in" fo:margin-right="0in" fo:margin-top="0in" fo:margin-bottom="0in" loext:contextual-spacing="true" fo:line-height="100%" fo:orphans="0" fo:widows="0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1" style:family="paragraph" style:parent-style-name="Standard" style:list-style-name="WWNum5">
      <style:paragraph-properties fo:margin-left="1in" fo:margin-right="0in" fo:margin-top="0in" fo:margin-bottom="0in" loext:contextual-spacing="true" fo:line-height="100%" fo:orphans="0" fo:widows="0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officeooo:rsid="000b90ff" officeooo:paragraph-rsid="000b90ff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Kevin V. Murphy</text:p>
      <text:p text:style-name="P32"><text:span text:style-name="T2">kevin@kvchmurphy.com</text:span></text:p>
      <text:p text:style-name="P4">https://kvchmurphy.com</text:p>
      <text:p text:style-name="P4"/>
      <text:p text:style-name="P12">Professional Experience</text:p>
      <text:p text:style-name="P9"><text:span text:style-name="T3">Liquid Web, </text:span><text:span text:style-name="T2">Lansing, MI <text:s text:c="60"/>Oct. 2017 - Present</text:span></text:p>
      <text:list xml:id="list1661477923" text:style-name="WWNum3">
        <text:list-item>
          <text:p text:style-name="P14"><text:span text:style-name="T2">Collaborate with internal teams <text:s text:c="38"/></text:span><text:span text:style-name="T1">Windows Enterprise Technician</text:span></text:p>
        </text:list-item>
        <text:list-item>
          <text:p text:style-name="P15">Install &amp; Support Microsoft DPM, IIS, SQL, and AD</text:p>
        </text:list-item>
        <text:list-item>
          <text:p text:style-name="P15">Manage Windows Firewall</text:p>
        </text:list-item>
        <text:list-item>
          <text:p text:style-name="P15">Mentor Windows Support Technicians</text:p>
        </text:list-item>
      </text:list>
      <text:p text:style-name="P8"/>
      <text:p text:style-name="P1"><text:span text:style-name="T3">Liquid Web, </text:span><text:span text:style-name="T2">Lansing, MI <text:s text:c="60"/>Dec. 2016 - Oct. 2017</text:span></text:p>
      <text:list xml:id="list222628668873675" text:continue-numbering="true" text:style-name="WWNum3">
        <text:list-item>
          <text:p text:style-name="P17"><text:span text:style-name="T2">Collaborate with internal teams <text:s text:c="38"/></text:span><text:span text:style-name="T1">Windows Support Technician</text:span></text:p>
        </text:list-item>
        <text:list-item>
          <text:p text:style-name="P21">Troubleshoot Plesk Onyx and Windows Servers</text:p>
        </text:list-item>
        <text:list-item>
          <text:p text:style-name="P21">Manage Windows Firewall</text:p>
        </text:list-item>
        <text:list-item>
          <text:p text:style-name="P21">Customer support via live chats, tickets, and phones</text:p>
        </text:list-item>
      </text:list>
      <text:p text:style-name="P6"/>
      <text:p text:style-name="P1"><text:span text:style-name="T3">EmploymentGroup</text:span><text:span text:style-name="T2">, Battle Creek, MI <text:s text:c="41"/>Apr. 2014 - Dec. 2016</text:span></text:p>
      <text:list xml:id="list3219775275" text:style-name="WWNum4">
        <text:list-item>
          <text:p text:style-name="P18"><text:span text:style-name="T2">Level 1 Technical Support <text:s text:c="46"/></text:span><text:span text:style-name="T1">IT Specialist</text:span></text:p>
        </text:list-item>
        <text:list-item>
          <text:p text:style-name="P22">Assisted Lead Systems Engineer </text:p>
        </text:list-item>
        <text:list-item>
          <text:p text:style-name="P22">Infrastructure monitoring with Zenoss</text:p>
        </text:list-item>
        <text:list-item>
          <text:p text:style-name="P22">Infrastructure backups with Veeam and BackupPC</text:p>
        </text:list-item>
        <text:list-item>
          <text:p text:style-name="P22">Took an active role in a migration to new recruiting software</text:p>
        </text:list-item>
        <text:list-item>
          <text:p text:style-name="P22">Created standard operating procedures for new software</text:p>
        </text:list-item>
      </text:list>
      <text:p text:style-name="P5"/>
      <text:p text:style-name="P1"><text:span text:style-name="T3">Calhoun Intermediate School District</text:span><text:span text:style-name="T2">, Marshall, MI <text:s text:c="17"/>Mar. 2013 - Sept. 2013</text:span></text:p>
      <text:list xml:id="list3802490809" text:style-name="WWNum6">
        <text:list-item>
          <text:p text:style-name="P19"><text:span text:style-name="T2">Level 1 Technical Support <text:s text:c="46"/></text:span><text:span text:style-name="T1">Technology Assistant<text:tab/></text:span></text:p>
        </text:list-item>
        <text:list-item>
          <text:p text:style-name="P27">Utilize Windows Deployment Systems</text:p>
        </text:list-item>
        <text:list-item>
          <text:p text:style-name="P27">Configure mobile technical carts for students</text:p>
        </text:list-item>
        <text:list-item>
          <text:p text:style-name="P27">Configure student computer labs</text:p>
        </text:list-item>
      </text:list>
      <text:p text:style-name="P7"/>
      <text:p text:style-name="P2"><text:span text:style-name="T3">PC Consultants of SW MI</text:span><text:span text:style-name="T2">, Battle Creek, MI <text:s text:c="31"/>Jun. 2012 - Dec. 2012</text:span></text:p>
      <text:list xml:id="list1103534441" text:style-name="WWNum9">
        <text:list-item>
          <text:p text:style-name="P20"><text:span text:style-name="T2">Desktop and laptop repair <text:s text:c="48"/></text:span><text:span text:style-name="T1">Computer Technician</text:span></text:p>
        </text:list-item>
        <text:list-item>
          <text:p text:style-name="P28">Data recovery &amp; Virus removal</text:p>
        </text:list-item>
        <text:list-item>
          <text:p text:style-name="P28">Inventory management</text:p>
        </text:list-item>
        <text:list-item>
          <text:p text:style-name="P28">Salesman of DirecTV and Dish Network products</text:p>
        </text:list-item>
      </text:list>
      <text:p text:style-name="P3"/>
      <text:p text:style-name="P12">Education</text:p>
      <text:p text:style-name="P1"><text:span text:style-name="T3">Kellogg Community College</text:span><text:span text:style-name="T2">, Battle Creek, MI <text:s text:c="27"/>2012 - 2014</text:span></text:p>
      <text:list xml:id="list3231255675" text:style-name="WWNum1">
        <text:list-item>
          <text:p text:style-name="P23">Field of Study: Computer Networking</text:p>
        </text:list-item>
      </text:list>
      <text:p text:style-name="P8"/>
      <text:p text:style-name="P1"><text:span text:style-name="T3">Calhoun Area Career Center</text:span><text:span text:style-name="T2">, Battle Creek, MI <text:s text:c="26"/>2010 - 2012</text:span></text:p>
      <text:list xml:id="list2483536107" text:style-name="WWNum7">
        <text:list-item>
          <text:p text:style-name="P29">Computer Networking Program</text:p>
        </text:list-item>
      </text:list>
      <text:p text:style-name="P8"/>
      <text:p text:style-name="P1"><text:span text:style-name="T3">Marshall High School</text:span><text:span text:style-name="T2">, Marshall, MI <text:s text:c="43"/>2008 - 2012</text:span></text:p>
      <text:p text:style-name="P5"/>
      <text:p text:style-name="P12"><text:soft-page-break/>Certifications</text:p>
      <text:list xml:id="list515006489" text:style-name="WWNum2">
        <text:list-item>
          <text:p text:style-name="P24">CompTIA A+ (2010) (COMP001020179103)</text:p>
        </text:list-item>
      </text:list>
      <text:p text:style-name="P5"/>
      <text:p text:style-name="P12">Awards</text:p>
      <text:list xml:id="list2718442855" text:style-name="WWNum8">
        <text:list-item>
          <text:p text:style-name="P25">Kellogg Community College Dean's List (four semesters)</text:p>
        </text:list-item>
        <text:list-item>
          <text:p text:style-name="P25">Phi Theta Kappa</text:p>
        </text:list-item>
        <text:list-item>
          <text:p text:style-name="P25">Cyber Foundations award, as the result of a National Security Competition (2012)</text:p>
          <text:list>
            <text:list-item>
              <text:p text:style-name="P30">Ranked 7th in the State of Michigan and top 10% in the nation</text:p>
            </text:list-item>
          </text:list>
        </text:list-item>
      </text:list>
      <text:p text:style-name="P5"/>
      <text:p text:style-name="P12">Personal Projects</text:p>
      <text:list xml:id="list3991158366" text:style-name="WWNum5">
        <text:list-item>
          <text:p text:style-name="P26">Personal website</text:p>
        </text:list-item>
        <text:list-item>
          <text:p text:style-name="P26">Homelab utilizing numerous technologies</text:p>
          <text:list>
            <text:list-item>
              <text:p text:style-name="P31">Backblaze B2</text:p>
            </text:list-item>
            <text:list-item>
              <text:p text:style-name="P31">Google Compute Engine</text:p>
            </text:list-item>
            <text:list-item>
              <text:p text:style-name="P31">Microsoft Azure</text:p>
            </text:list-item>
            <text:list-item>
              <text:p text:style-name="P31">Amazon Web Services</text:p>
            </text:list-item>
            <text:list-item>
              <text:p text:style-name="P31">VMWare ESXi</text:p>
            </text:list-item>
            <text:list-item>
              <text:p text:style-name="P31">pFsense</text:p>
            </text:list-item>
            <text:list-item>
              <text:p text:style-name="P31">IPsec VPN Tunnels</text:p>
            </text:list-item>
          </text:list>
        </text:list-item>
        <text:list-item>
          <text:p text:style-name="P26">Data analysis of my text messages and dreams</text:p>
        </text:list-item>
        <text:list-item>
          <text:p text:style-name="P16">Technical walkthroughs for FreeNAS, WIM Images, WDS, and Google Compute Engine</text:p>
        </text:list-item>
      </text:list>
      <text:p text:style-name="P5"/>
      <text:p text:style-name="P1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 LibreOffice_project/22b09f6418e8c2d508a9eaf86b2399209b0990f4</meta:generator>
    <dc:date>2017-11-02T22:26:26.299000000</dc:date>
    <meta:editing-duration>PT43S</meta:editing-duration>
    <meta:editing-cycles>1</meta:editing-cycles>
    <meta:document-statistic meta:table-count="0" meta:image-count="0" meta:object-count="0" meta:page-count="2" meta:paragraph-count="57" meta:word-count="346" meta:character-count="2650" meta:non-whitespace-character-count="1878"/>
  </office:meta>
</office:document-meta>
</file>